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-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Éducation</text:h>
      <text:p text:style-name="First_20_paragraph">2009 - 2013 : Jerusalem College of Technology Machon Lev - <text:span text:style-name="T1">(bachelier ès sciences) d’ingénierie en télécommunications</text:span>, <text:span text:style-name="T2">Avec félicitations, moyenne 92.39</text:span></text:p>
      <text:p text:style-name="Text_20_body">2009 : Lucien De Hirsch, Paris - <text:span text:style-name="T2">Baccalauréat S (scientifique)</text:span>, <text:span text:style-name="T2">Spécialité mathématiques</text:span></text:p>
      <text:h text:style-name="Heading_20_2" text:outline-level="2">Expérience professionnelle</text:h>
      <text:p text:style-name="First_20_paragraph">Juin 2015 - aujourd’hui : <text:span text:style-name="T1">Armée de l’air israëlienne, unité Ofek</text:span></text:p>
      <text:list text:style-name="L1">
        <text:list-item>
          <text:p text:style-name="P1">Programmeur en Java, avec garde permanente pour la disponibilité d’un systême critique et opérationnel</text:p>
        </text:list-item>
        <text:list-item>
          <text:p text:style-name="P1">Formation d’officier, service au rang de capitaine</text:p>
        </text:list-item>
      </text:list>
      <text:p text:style-name="First_20_paragraph">Avril 2014 - Juin 2015 : <text:span text:style-name="T1">Armée C4I (télécoms) israëlienne</text:span></text:p>
      <text:list text:style-name="L2">
        <text:list-item>
          <text:p text:style-name="P2">Branche du directeur technologique et de l’ingénieur en chef: chercheur et développeur de prototypes</text:p>
        </text:list-item>
        <text:list-item>
          <text:p text:style-name="P2">Unité Matspen: SAP ERP BI/BW et développeur de de rapports web</text:p>
        </text:list-item>
      </text:list>
      <text:p text:style-name="First_20_paragraph">2012 - 2013 : <text:span text:style-name="T1">Ensignant assistant au Jerusalem College of Technology Machon Lev</text:span></text:p>
      <text:list text:style-name="L3">
        <text:list-item>
          <text:p text:style-name="P3">Ensignant assistant en algèbre linéaire, C++, WAN et systèmes de fichiers</text:p>
        </text:list-item>
      </text:list>
      <text:h text:style-name="Heading_20_2" text:outline-level="2">Distinctions</text:h>
      <text:list text:style-name="L4">
        <text:list-item>
          <text:p text:style-name="P4"><text:span text:style-name="T1">Bourses d’excellence 2012 et 2013</text:span> du Jerusalem College of Technology.</text:p>
        </text:list-item>
        <text:list-item>
          <text:p text:style-name="P4"><text:span text:style-name="T1">Tests psychométriques : note standard 724</text:span>, raisonnement quantitatif 741.</text:p>
        </text:list-item>
      </text:list>
      <text:h text:style-name="Heading_20_2" text:outline-level="2">Compétences informatiques</text:h>
      <text:p text:style-name="First_20_paragraph"><text:span text:style-name="T1">Langue principale</text:span>: Java 8 (Spring Boot, Tomcat, JPA).</text:p>
      <text:p text:style-name="Text_20_body"><text:span text:style-name="T1">Autres langues</text:span>: ASP.NET, Bash, C, C#.NET, C++, HTML/CSS, Javascript/Node/Typescript, PHP, Python, PL/SQL.</text:p>
      <text:p text:style-name="Text_20_body"><text:span text:style-name="T1">Outils</text:span>: Eclipse, Git, IntelliJ IDEA, MATLAB, Ivy+Ant, Maven, Gradle, PL/SQL Developer, Adobe Photoshop, Visual Studio, Wireshark, Microsoft Office (Excel, Outlook, Powerpoint, Word, Visio, w/ VBA Macros), Docker, Red Hat Openshift, Atlassian (JIRA, Bamboo, Bitbucket), JUnit, Jenkins CI.</text:p>
      <text:p text:style-name="Text_20_body"><text:span text:style-name="T1">Autres connaissances</text:span>: Connaissances en processus et méthodologies d’ingénierie, développement web (client et serveur), électronique, statistiques, systèmes embarqués, gestion et sécurité des réseaux, réseaux LAN/MAN/WAN, protocoles TCP-IP, communications sans fil et cellulaires, expérience avec les systèmes d’exploitation Windows et GNU/Linux, scripts et automatisation.</text:p>
      <text:h text:style-name="Heading_20_2" text:outline-level="2">Languages</text:h>
      <text:p text:style-name="First_20_paragraph">Français: langue maternelle.</text:p>
      <text:p text:style-name="Text_20_body">Anglais: fluent (score IELTS 8.5/9).</text:p>
      <text:p text:style-name="Text_20_body">Hébreu: fluent.</text:p>
      <text:h text:style-name="Heading_20_2" text:outline-level="2">Project management (in the frame of studies)</text:h>
      <text:list text:style-name="L5">
        <text:list-item>
          <text:p text:style-name="P5"><text:span text:style-name="T1">Projet de fin de cycle</text:span> : développement d’un schéma de chiffrement à sécurité inconditionnelle fonctionnant sur la couche physique, basé sur le One-Time Pad, qui implémente également la stéganographie ; production d’un prototype basé sur des cartes Arduino Due. L’idée a été brevetée (<text:a xlink:type="simple" xlink:href="https://patents.google.com/patent/WO2015097312A1" office:name=""><text:span text:style-name="Definition">https://patents.google.com/patent/WO2015097312A1</text:span></text:a>) et un produit commercial est en développement. Note : <text:span text:style-name="T1">99/100</text:span>.</text:p>
        </text:list-item>
        <text:list-item>
          <text:p text:style-name="P5">Projet en ingénierie de systèmes Windows (C#.NET, WCF, WPF, ASP.NET). Note : 100.</text:p>
        </text:list-item>
        <text:list-item>
          <text:p text:style-name="P5">Projet en systèmes d’organisation de fichiers (architecture en couches, Managed C++, Windows Forms). Note : 100.</text:p>
        </text:list-item>
        <text:list-item>
          <text:p text:style-name="P5">Projet en Java (MVC, JPA, Swing, Webservices, C# client, JSP). Note : 100.</text:p>
        </text:list-item>
        <text:list-item>
          <text:p text:style-name="P5">Projet en base de données (ERD/DSD, Oracle DB, SQL, PL/SQL, ASP.NET). Note 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